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17700000071E36441DA44FAE149.jpg" manifest:media-type="image/jpe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8a201" officeooo:paragraph-rsid="0018a201" style:font-size-asian="36pt" style:font-weight-asian="bold" style:font-size-complex="36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rsid="000f9173" officeooo:paragraph-rsid="0018a201"/>
    </style:style>
    <style:style style:name="P7" style:family="paragraph" style:parent-style-name="Standard" style:list-style-name="L3">
      <style:text-properties officeooo:rsid="000f9173" officeooo:paragraph-rsid="0018a201"/>
    </style:style>
    <style:style style:name="P8" style:family="paragraph" style:parent-style-name="Standard">
      <style:text-properties officeooo:rsid="000f9173" officeooo:paragraph-rsid="0018a201"/>
    </style:style>
    <style:style style:name="P9" style:family="paragraph" style:parent-style-name="Standard" style:list-style-name="L1">
      <style:text-properties officeooo:paragraph-rsid="0018a201"/>
    </style:style>
    <style:style style:name="P10" style:family="paragraph" style:parent-style-name="Standard" style:list-style-name="L3">
      <style:text-properties fo:font-size="6pt" officeooo:rsid="000f9173" officeooo:paragraph-rsid="0018a201" style:font-size-asian="5.25pt" style:font-size-complex="6pt"/>
    </style:style>
    <style:style style:name="P11" style:family="paragraph" style:parent-style-name="Standard" style:list-style-name="L3">
      <style:text-properties fo:font-size="6pt" officeooo:rsid="00125eff" officeooo:paragraph-rsid="0018a201" style:font-size-asian="5.25pt" style:font-size-complex="6pt"/>
    </style:style>
    <style:style style:name="P12" style:family="paragraph" style:parent-style-name="Standard" style:list-style-name="L3">
      <style:text-properties fo:font-size="6pt" officeooo:rsid="0014b101" officeooo:paragraph-rsid="0018a201" style:font-size-asian="5.25pt" style:font-size-complex="6pt"/>
    </style:style>
    <style:style style:name="P13" style:family="paragraph" style:parent-style-name="Standard" style:list-style-name="L3">
      <style:text-properties fo:font-size="6pt" officeooo:rsid="001630f6" officeooo:paragraph-rsid="0018a201" style:font-size-asian="5.25pt" style:font-size-complex="6pt"/>
    </style:style>
    <style:style style:name="P14" style:family="paragraph" style:parent-style-name="Standard" style:list-style-name="L3">
      <style:text-properties fo:font-size="6pt" officeooo:rsid="00186cc4" officeooo:paragraph-rsid="0018a201" style:font-size-asian="5.25pt" style:font-size-complex="6pt"/>
    </style:style>
    <style:style style:name="P15" style:family="paragraph" style:parent-style-name="Standard" style:list-style-name="L3">
      <style:text-properties fo:font-size="6pt" officeooo:rsid="001cff9e" officeooo:paragraph-rsid="0018a201" style:font-size-asian="5.25pt" style:font-size-complex="6pt"/>
    </style:style>
    <style:style style:name="P16" style:family="paragraph" style:parent-style-name="Standard" style:list-style-name="L3">
      <style:text-properties fo:font-size="6pt" officeooo:rsid="0021be80" officeooo:paragraph-rsid="0018a201" style:font-size-asian="5.25pt" style:font-size-complex="6pt"/>
    </style:style>
    <style:style style:name="P17" style:family="paragraph" style:parent-style-name="Standard" style:list-style-name="L3">
      <style:text-properties fo:font-size="6pt" officeooo:rsid="0023dbe3" officeooo:paragraph-rsid="0018a201" style:font-size-asian="5.25pt" style:font-size-complex="6pt"/>
    </style:style>
    <style:style style:name="P18" style:family="paragraph" style:parent-style-name="Standard" style:list-style-name="L3">
      <style:text-properties fo:font-size="6pt" officeooo:rsid="002959d8" officeooo:paragraph-rsid="0018a201" style:font-size-asian="5.25pt" style:font-size-complex="6pt"/>
    </style:style>
    <style:style style:name="P19" style:family="paragraph" style:parent-style-name="Standard" style:list-style-name="L3">
      <style:text-properties fo:font-size="6pt" officeooo:rsid="002c11bc" officeooo:paragraph-rsid="0018a201" style:font-size-asian="5.25pt" style:font-size-complex="6pt"/>
    </style:style>
    <style:style style:name="P20" style:family="paragraph" style:parent-style-name="Standard" style:list-style-name="L3">
      <style:text-properties fo:font-size="6pt" officeooo:rsid="00385a19" officeooo:paragraph-rsid="0018a201" style:font-size-asian="5.25pt" style:font-size-complex="6pt"/>
    </style:style>
    <style:style style:name="P21" style:family="paragraph" style:parent-style-name="Standard" style:list-style-name="L3">
      <style:text-properties fo:font-size="6pt" officeooo:rsid="003af514" officeooo:paragraph-rsid="0018a201" style:font-size-asian="5.25pt" style:font-size-complex="6pt"/>
    </style:style>
    <style:style style:name="P22" style:family="paragraph" style:parent-style-name="Standard" style:list-style-name="L3">
      <style:text-properties fo:font-size="6pt" officeooo:paragraph-rsid="0018a201" style:font-size-asian="5.25pt" style:font-size-complex="6pt"/>
    </style:style>
    <style:style style:name="P23" style:family="paragraph" style:parent-style-name="Standard" style:list-style-name="L3">
      <style:text-properties officeooo:rsid="00125eff" officeooo:paragraph-rsid="0018a201"/>
    </style:style>
    <style:style style:name="P24" style:family="paragraph" style:parent-style-name="Standard">
      <style:text-properties officeooo:rsid="00125eff" officeooo:paragraph-rsid="0018a201"/>
    </style:style>
    <style:style style:name="P25" style:family="paragraph" style:parent-style-name="Standard" style:list-style-name="L3">
      <style:text-properties officeooo:rsid="0014b101" officeooo:paragraph-rsid="0018a201"/>
    </style:style>
    <style:style style:name="P26" style:family="paragraph" style:parent-style-name="Standard">
      <style:text-properties officeooo:rsid="0014b101" officeooo:paragraph-rsid="0018a201"/>
    </style:style>
    <style:style style:name="P27" style:family="paragraph" style:parent-style-name="Standard" style:list-style-name="L3">
      <style:text-properties officeooo:rsid="001630f6" officeooo:paragraph-rsid="0018a201"/>
    </style:style>
    <style:style style:name="P28" style:family="paragraph" style:parent-style-name="Standard">
      <style:text-properties officeooo:rsid="001630f6" officeooo:paragraph-rsid="0018a201"/>
    </style:style>
    <style:style style:name="P29" style:family="paragraph" style:parent-style-name="Standard" style:list-style-name="L3">
      <style:text-properties officeooo:rsid="00186cc4" officeooo:paragraph-rsid="0018a201"/>
    </style:style>
    <style:style style:name="P30" style:family="paragraph" style:parent-style-name="Standard">
      <style:text-properties officeooo:rsid="00186cc4" officeooo:paragraph-rsid="0018a201"/>
    </style:style>
    <style:style style:name="P31" style:family="paragraph" style:parent-style-name="Standard" style:list-style-name="L3">
      <style:text-properties officeooo:rsid="001cff9e" officeooo:paragraph-rsid="0018a201"/>
    </style:style>
    <style:style style:name="P32" style:family="paragraph" style:parent-style-name="Standard">
      <style:text-properties officeooo:rsid="001cff9e" officeooo:paragraph-rsid="0018a201"/>
    </style:style>
    <style:style style:name="P33" style:family="paragraph" style:parent-style-name="Standard" style:list-style-name="L3">
      <style:text-properties officeooo:rsid="0021be80" officeooo:paragraph-rsid="0018a201"/>
    </style:style>
    <style:style style:name="P34" style:family="paragraph" style:parent-style-name="Standard">
      <style:text-properties officeooo:rsid="0021be80" officeooo:paragraph-rsid="0018a201"/>
    </style:style>
    <style:style style:name="P35" style:family="paragraph" style:parent-style-name="Standard" style:list-style-name="L3">
      <style:text-properties officeooo:rsid="0023dbe3" officeooo:paragraph-rsid="0018a201"/>
    </style:style>
    <style:style style:name="P36" style:family="paragraph" style:parent-style-name="Standard">
      <style:text-properties officeooo:rsid="0023dbe3" officeooo:paragraph-rsid="0018a201"/>
    </style:style>
    <style:style style:name="P37" style:family="paragraph" style:parent-style-name="Standard" style:list-style-name="L3">
      <style:text-properties officeooo:rsid="002959d8" officeooo:paragraph-rsid="0018a201"/>
    </style:style>
    <style:style style:name="P38" style:family="paragraph" style:parent-style-name="Standard">
      <style:text-properties officeooo:rsid="002959d8" officeooo:paragraph-rsid="0018a201"/>
    </style:style>
    <style:style style:name="P39" style:family="paragraph" style:parent-style-name="Standard" style:list-style-name="L3">
      <style:text-properties officeooo:rsid="002c11bc" officeooo:paragraph-rsid="0018a201"/>
    </style:style>
    <style:style style:name="P40" style:family="paragraph" style:parent-style-name="Standard">
      <style:text-properties officeooo:rsid="002c11bc" officeooo:paragraph-rsid="0018a201"/>
    </style:style>
    <style:style style:name="P41" style:family="paragraph" style:parent-style-name="Standard" style:list-style-name="L3">
      <style:text-properties officeooo:rsid="00385a19" officeooo:paragraph-rsid="0018a201"/>
    </style:style>
    <style:style style:name="P42" style:family="paragraph" style:parent-style-name="Standard" style:list-style-name="L3">
      <style:text-properties officeooo:rsid="003af514" officeooo:paragraph-rsid="0018a201"/>
    </style:style>
    <style:style style:name="P43" style:family="paragraph" style:parent-style-name="Standard" style:list-style-name="L3">
      <style:text-properties officeooo:paragraph-rsid="0018a201"/>
    </style:style>
    <style:style style:name="P4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5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46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47" style:family="paragraph">
      <style:paragraph-properties style:writing-mode="lr-tb"/>
      <style:text-properties style:font-name="Calibri" fo:font-size="1pt" style:font-name-asian="Calibri" style:font-name-complex="Calibri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a201" style:font-weight-asian="bold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officeooo:rsid="000f9173"/>
    </style:style>
    <style:style style:name="T8" style:family="text">
      <style:text-properties officeooo:rsid="00111720"/>
    </style:style>
    <style:style style:name="T9" style:family="text">
      <style:text-properties officeooo:rsid="00125eff"/>
    </style:style>
    <style:style style:name="T10" style:family="text">
      <style:text-properties officeooo:rsid="002bc7fc"/>
    </style:style>
    <style:style style:name="T11" style:family="text">
      <style:text-properties officeooo:rsid="0018a201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DST</text:p>
      <text:p text:style-name="P5">Mathématiques</text:p>
      <text:p text:style-name="P3"><text:tab/></text:p>
      <text:p text:style-name="P44">Durée : <text:span text:style-name="T11">1h 30min</text:span></text:p>
      <text:p text:style-name="P4"/>
      <text:list xml:id="list2558895104" text:style-name="L1">
        <text:list-item>
          <text:p text:style-name="P9"><text:span text:style-name="T7">Le réel </text:span><text:span text:style-name="T7"><draw:frame draw:style-name="fr2" draw:name="Object1" text:anchor-type="as-char" svg:y="-0.437cm" svg:width="2.93cm" svg:height="0.55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<text:s/>est égal à :</text:span></text:p>
        </text:list-item>
      </text:list>
      <text:list xml:id="list1809535937" text:style-name="L3">
        <text:list-header>
          <text:p text:style-name="P22"/>
          <text:list>
            <text:list-item>
              <text:p text:style-name="P43"><draw:frame draw:style-name="fr2" draw:name="Object2" text:anchor-type="as-char" svg:y="-0.377cm" svg:width="1.222cm" svg:height="0.467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p text:style-name="P22"/>
            </text:list-item>
            <text:list-item>
              <text:p text:style-name="P43"><draw:frame draw:style-name="fr2" draw:name="Object3" text:anchor-type="as-char" svg:y="-0.437cm" svg:width="1.337cm" svg:height="0.527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text:p text:style-name="P22"/>
            </text:list-item>
            <text:list-item>
              <text:p text:style-name="P7"><draw:frame draw:style-name="fr2" draw:name="Object17" text:anchor-type="as-char" svg:y="-0.377cm" svg:width="0.422cm" svg:height="0.467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header>
      </text:list>
      <text:p text:style-name="P8"/>
      <text:p text:style-name="P8"/>
      <text:list xml:id="list125255794946699" text:continue-numbering="true" text:style-name="L3">
        <text:list-item>
          <text:p text:style-name="P43"><text:span text:style-name="T7">L’équation </text:span><text:span text:style-name="T7"><draw:frame draw:style-name="fr2" draw:name="Object4" text:anchor-type="as-char" svg:y="-0.437cm" svg:width="1.829cm" svg:height="0.557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<text:s/>a pour ensemble des solutions :</text:span></text:p>
          <text:p text:style-name="P22"/>
          <text:list>
            <text:list-item>
              <text:p text:style-name="P7"><draw:frame draw:style-name="fr2" draw:name="Object5" text:anchor-type="as-char" svg:y="-0.402cm" svg:width="1.236cm" svg:height="0.519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<text:p text:style-name="P10"/>
            </text:list-item>
            <text:list-item>
              <text:p text:style-name="P7"><draw:frame draw:style-name="fr2" draw:name="Object6" text:anchor-type="as-char" svg:y="-0.402cm" svg:width="1.226cm" svg:height="0.519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text:p text:style-name="P10"/>
            </text:list-item>
            <text:list-item>
              <text:p text:style-name="P7"><draw:frame draw:style-name="fr2" draw:name="Object7" text:anchor-type="as-char" svg:y="-0.402cm" svg:width="1.984cm" svg:height="0.519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</text:list-item>
      </text:list>
      <text:p text:style-name="P8"/>
      <text:p text:style-name="P8"/>
      <text:list xml:id="list125254889840051" text:continue-numbering="true" text:style-name="L3">
        <text:list-item>
          <text:p text:style-name="P7"><draw:frame draw:style-name="fr2" draw:name="Object8" text:anchor-type="as-char" svg:y="-0.413cm" svg:width="1.66cm" svg:height="0.534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est égal à :</text:span></text:p>
          <text:p text:style-name="P10"/>
          <text:list>
            <text:list-item>
              <text:p text:style-name="P7"><draw:frame draw:style-name="fr2" draw:name="Object9" text:anchor-type="as-char" svg:y="-0.483cm" svg:width="1.506cm" svg:height="0.605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text:p text:style-name="P10"/>
            </text:list-item>
            <text:list-item>
              <text:p text:style-name="P7"><draw:frame draw:style-name="fr2" draw:name="Object10" text:anchor-type="as-char" svg:y="-0.619cm" svg:width="1.462cm" svg:height="0.998cm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text:p text:style-name="P10"/>
            </text:list-item>
            <text:list-item>
              <text:p text:style-name="P7"><draw:frame draw:style-name="fr2" draw:name="Object11" text:anchor-type="as-char" svg:y="-0.413cm" svg:width="2.678cm" svg:height="0.534cm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</text:list>
        </text:list-item>
      </text:list>
      <text:p text:style-name="P8"/>
      <text:p text:style-name="P8"/>
      <text:list xml:id="list125256307848492" text:continue-numbering="true" text:style-name="L3">
        <text:list-item>
          <text:p text:style-name="P23">L’équation <draw:frame draw:style-name="fr2" draw:name="Object12" text:anchor-type="as-char" svg:y="-0.619cm" svg:width="1.776cm" svg:height="0.998cm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text:s/>a pour <text:span text:style-name="T7">ensemble des solutions :</text:span></text:p>
          <text:p text:style-name="P11"/>
          <text:list>
            <text:list-item>
              <text:p text:style-name="P23"><draw:frame draw:style-name="fr2" draw:name="Object13" text:anchor-type="as-char" svg:y="-0.67cm" svg:width="1.672cm" svg:height="1.097cm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14" text:anchor-type="as-char" svg:y="-0.439cm" svg:width="1.482cm" svg:height="0.557cm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15" text:anchor-type="as-char" svg:y="-0.402cm" svg:width="1.228cm" svg:height="0.519cm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25255729735174" text:continue-numbering="true" text:style-name="L3">
        <text:list-item>
          <text:p text:style-name="P23"><draw:frame draw:style-name="fr2" draw:name="Object16" text:anchor-type="as-char" svg:y="-0.413cm" svg:width="3.911cm" svg:height="0.534cm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text:s/>est égal a :</text:p>
          <text:p text:style-name="P11"/>
          <text:list>
            <text:list-item>
              <text:p text:style-name="P23"><draw:frame draw:style-name="fr2" draw:name="Object18" text:anchor-type="as-char" svg:y="-0.377cm" svg:width="0.422cm" svg:height="0.467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19" text:anchor-type="as-char" svg:y="-0.377cm" svg:width="0.439cm" svg:height="0.467cm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<text:p text:style-name="P11"/>
            </text:list-item>
            <text:list-item>
              <text:p text:style-name="P23"><text:soft-page-break/><draw:frame draw:style-name="fr2" draw:name="Object20" text:anchor-type="as-char" svg:y="-0.619cm" svg:width="2.679cm" svg:height="1.034cm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25255456677729" text:continue-numbering="true" text:style-name="L3">
        <text:list-item>
          <text:p text:style-name="P25">L’inéquation <draw:frame draw:style-name="fr2" draw:name="Object21" text:anchor-type="as-char" svg:y="-0.386cm" svg:width="2.193cm" svg:height="0.508cm" draw:z-index="28"><draw:object xlink:href="./Object 21" xlink:type="simple" xlink:show="embed" xlink:actuate="onLoad"/><draw:image xlink:href="./ObjectReplacements/Object 21" xlink:type="simple" xlink:show="embed" xlink:actuate="onLoad"/><svg:desc>formula</svg:desc></draw:frame><text:s/><text:span text:style-name="T9">a pour ensemble des solutions :</text:span></text:p>
          <text:p text:style-name="P12"/>
          <text:list>
            <text:list-item>
              <text:p text:style-name="P25"><draw:frame draw:style-name="fr2" draw:name="Object22" text:anchor-type="as-char" svg:y="-0.377cm" svg:width="2.184cm" svg:height="0.482cm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12"/>
            </text:list-item>
            <text:list-item>
              <text:p text:style-name="P25"><draw:frame draw:style-name="fr2" draw:name="Object23" text:anchor-type="as-char" svg:y="-0.377cm" svg:width="2.738cm" svg:height="0.482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p text:style-name="P12"/>
            </text:list-item>
            <text:list-item>
              <text:p text:style-name="P25"><draw:frame draw:style-name="fr2" draw:name="Object24" text:anchor-type="as-char" svg:y="-0.377cm" svg:width="2.11cm" svg:height="0.482cm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</text:list>
      <text:p text:style-name="P26"/>
      <text:p text:style-name="P26"/>
      <text:p text:style-name="P26"/>
      <text:list xml:id="list125256436052376" text:continue-numbering="true" text:style-name="L3">
        <text:list-item>
          <text:p text:style-name="P27">L’ensemble des solutions de l’inéquation <draw:frame draw:style-name="fr2" draw:name="Object25" text:anchor-type="as-char" svg:y="-0.386cm" svg:width="2.845cm" svg:height="0.508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text:s/>est :</text:p>
          <text:p text:style-name="P13"/>
          <text:list>
            <text:list-item>
              <text:p text:style-name="P27"><draw:frame draw:style-name="fr2" draw:name="Object26" text:anchor-type="as-char" svg:y="-0.619cm" svg:width="3.288cm" svg:height="1.037cm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27" text:anchor-type="as-char" svg:y="-0.619cm" svg:width="3.224cm" svg:height="1.037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28" text:anchor-type="as-char" svg:y="-0.619cm" svg:width="2.875cm" svg:height="1.037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</text:list>
        </text:list-item>
      </text:list>
      <text:p text:style-name="P28"/>
      <text:p text:style-name="P28"/>
      <text:list xml:id="list125256393016028" text:continue-numbering="true" text:style-name="L3">
        <text:list-item>
          <text:p text:style-name="P27">L’ensemble des solutions de l’inéquation <draw:frame draw:style-name="fr2" draw:name="Object29" text:anchor-type="as-char" svg:y="-0.377cm" svg:width="2.228cm" svg:height="0.467cm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text:s/>est :</text:p>
          <text:p text:style-name="P13"/>
          <text:list>
            <text:list-item>
              <text:p text:style-name="P27"><draw:frame draw:style-name="fr2" draw:name="Object30" text:anchor-type="as-char" svg:y="-0.619cm" svg:width="2.669cm" svg:height="0.998cm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31" text:anchor-type="as-char" svg:y="-0.619cm" svg:width="2.605cm" svg:height="0.998cm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32" text:anchor-type="as-char" svg:y="-0.619cm" svg:width="2.258cm" svg:height="0.998cm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ext:list-item>
          </text:list>
        </text:list-item>
      </text:list>
      <text:p text:style-name="P28"/>
      <text:p text:style-name="P28"/>
      <text:list xml:id="list125255985716567" text:continue-numbering="true" text:style-name="L3">
        <text:list-item>
          <text:p text:style-name="P29">La fonction <draw:frame draw:style-name="fr2" draw:name="Object33" text:anchor-type="as-char" svg:y="-0.386cm" svg:width="2.586cm" svg:height="0.508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text:s/>est définie sur :</text:p>
          <text:p text:style-name="P14"/>
          <text:list>
            <text:list-item>
              <text:p text:style-name="P29"><draw:frame draw:style-name="fr2" draw:name="Object34" text:anchor-type="as-char" svg:y="-0.377cm" svg:width="1.6cm" svg:height="0.482cm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<text:p text:style-name="P14"/>
            </text:list-item>
            <text:list-item>
              <text:p text:style-name="P29"><draw:frame draw:style-name="fr2" draw:name="Object35" text:anchor-type="as-char" svg:y="-0.377cm" svg:width="1.9cm" svg:height="0.482c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p text:style-name="P14"/>
            </text:list-item>
            <text:list-item>
              <text:p text:style-name="P29">n’est définie pour aucun réel</text:p>
            </text:list-item>
          </text:list>
        </text:list-item>
      </text:list>
      <text:p text:style-name="P30"/>
      <text:p text:style-name="P30"/>
      <text:list xml:id="list125255717662837" text:continue-numbering="true" text:style-name="L3">
        <text:list-item>
          <text:p text:style-name="P23">L’équation <draw:frame draw:style-name="fr2" draw:name="Object36" text:anchor-type="as-char" svg:y="-0.437cm" svg:width="2.415cm" svg:height="0.557cm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text:s/>a pour <text:span text:style-name="T7">ensemble des solutions :</text:span></text:p>
          <text:p text:style-name="P11"/>
          <text:list>
            <text:list-item>
              <text:p text:style-name="P23"><draw:frame draw:style-name="fr2" draw:name="Object37" text:anchor-type="as-char" svg:y="-0.402cm" svg:width="1.676cm" svg:height="0.519cm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38" text:anchor-type="as-char" svg:y="-0.402cm" svg:width="1.653cm" svg:height="0.519cm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  <text:p text:style-name="P11"/>
            </text:list-item>
            <text:list-item>
              <text:p text:style-name="P23"><text:soft-page-break/><draw:frame draw:style-name="fr2" draw:name="Object39" text:anchor-type="as-char" svg:y="-0.707cm" svg:width="3.545cm" svg:height="1.139cm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25255821515186" text:continue-numbering="true" text:style-name="L3">
        <text:list-item>
          <text:p text:style-name="P31">Pour tout nombre réel <draw:frame draw:style-name="fr2" draw:name="Object44" text:anchor-type="as-char" svg:y="-0.377cm" svg:width="0.427cm" svg:height="0.467cm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text:s/>et pour tout nombre réel <draw:frame draw:style-name="fr2" draw:name="Object45" text:anchor-type="as-char" svg:y="-0.377cm" svg:width="0.425cm" svg:height="0.467cm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, </text:p>
          <text:p text:style-name="P31">on peut affirmer que <draw:frame draw:style-name="fr2" draw:name="Object40" text:anchor-type="as-char" svg:y="-0.681cm" svg:width="0.619cm" svg:height="1.118cm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text:s/>est égal à :</text:p>
          <text:p text:style-name="P15"/>
          <text:list>
            <text:list-item>
              <text:p text:style-name="P31"><draw:frame draw:style-name="fr2" draw:name="Object41" text:anchor-type="as-char" svg:y="-0.723cm" svg:width="0.586cm" svg:height="0.813cm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  <text:p text:style-name="P15"/>
            </text:list-item>
            <text:list-item>
              <text:p text:style-name="P31"><draw:frame draw:style-name="fr2" draw:name="Object42" text:anchor-type="as-char" svg:y="-0.437cm" svg:width="0.882cm" svg:height="0.527cm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  <text:p text:style-name="P15"/>
            </text:list-item>
            <text:list-item>
              <text:p text:style-name="P31"><draw:frame draw:style-name="fr2" draw:name="Object43" text:anchor-type="as-char" svg:y="-0.437cm" svg:width="1.224cm" svg:height="0.527cm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/text:list-item>
          </text:list>
        </text:list-item>
      </text:list>
      <text:p text:style-name="P32"/>
      <text:p text:style-name="P32"/>
      <text:list xml:id="list125254835364440" text:continue-numbering="true" text:style-name="L3">
        <text:list-item>
          <text:p text:style-name="P23">L’équation <draw:frame draw:style-name="fr2" draw:name="Object46" text:anchor-type="as-char" svg:y="-0.386cm" svg:width="5.408cm" svg:height="0.508cm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text:s/>a pour <text:span text:style-name="T7">ensemble des solutions :</text:span></text:p>
          <text:p text:style-name="P11"/>
          <text:list>
            <text:list-item>
              <text:p text:style-name="P23"><draw:frame draw:style-name="fr2" draw:name="Object47" text:anchor-type="as-char" svg:y="-0.402cm" svg:width="1.986cm" svg:height="0.519cm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48" text:anchor-type="as-char" svg:y="-0.402cm" svg:width="1.549cm" svg:height="0.519cm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49" text:anchor-type="as-char" svg:y="-0.402cm" svg:width="1.226cm" svg:height="0.519cm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25255879542538" text:continue-numbering="true" text:style-name="L3">
        <text:list-item>
          <text:p text:style-name="P33">Pour tout réel <draw:frame draw:style-name="fr2" draw:name="Object50" text:anchor-type="as-char" svg:y="-0.377cm" svg:width="0.432cm" svg:height="0.467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, <draw:frame draw:style-name="fr2" draw:name="Object51" text:anchor-type="as-char" svg:y="-0.437cm" svg:width="2.582cm" svg:height="0.557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text:s/>est égal à :</text:p>
          <text:p text:style-name="P16"/>
          <text:list>
            <text:list-item>
              <text:p text:style-name="P33"><draw:frame draw:style-name="fr2" draw:name="Object52" text:anchor-type="as-char" svg:y="-0.473cm" svg:width="1.422cm" svg:height="0.564c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<text:p text:style-name="P16"/>
            </text:list-item>
            <text:list-item>
              <text:p text:style-name="P33"><draw:frame draw:style-name="fr2" draw:name="Object53" text:anchor-type="as-char" svg:y="-0.443cm" svg:width="1.533cm" svg:height="0.534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<text:p text:style-name="P16"/>
            </text:list-item>
            <text:list-item>
              <text:p text:style-name="P33"><draw:frame draw:style-name="fr2" draw:name="Object54" text:anchor-type="as-char" svg:y="-0.681cm" svg:width="0.778cm" svg:height="1.058cm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/text:list-item>
          </text:list>
        </text:list-item>
      </text:list>
      <text:p text:style-name="P34"/>
      <text:p text:style-name="P34"/>
      <text:list xml:id="list125254501926282" text:continue-numbering="true" text:style-name="L3">
        <text:list-item>
          <text:p text:style-name="P35">Le nombre -2 est solution de l’équation :</text:p>
          <text:p text:style-name="P17"/>
          <text:list>
            <text:list-item>
              <text:p text:style-name="P35"><draw:frame draw:style-name="fr2" draw:name="Object55" text:anchor-type="as-char" svg:y="-0.377cm" svg:width="2.118cm" svg:height="0.467cm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<text:p text:style-name="P17"/>
            </text:list-item>
            <text:list-item>
              <text:p text:style-name="P35"><draw:frame draw:style-name="fr2" draw:name="Object56" text:anchor-type="as-char" svg:y="-0.437cm" svg:width="1.665cm" svg:height="0.527cm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<text:p text:style-name="P17"/>
            </text:list-item>
            <text:list-item>
              <text:p text:style-name="P35"><draw:frame draw:style-name="fr2" draw:name="Object57" text:anchor-type="as-char" svg:y="-0.437cm" svg:width="1.826cm" svg:height="0.527cm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ext:list-item>
          </text:list>
        </text:list-item>
      </text:list>
      <text:p text:style-name="P36"/>
      <text:p text:style-name="P36"/>
      <text:list xml:id="list125255962204708" text:continue-numbering="true" text:style-name="L3">
        <text:list-item>
          <text:p text:style-name="P27">L’ensemble des solutions de l’inéquation <draw:frame draw:style-name="fr2" draw:name="Object58" text:anchor-type="as-char" svg:y="-0.386cm" svg:width="2.545cm" svg:height="0.508cm" draw:z-index="65"><draw:object xlink:href="./Object 58" xlink:type="simple" xlink:show="embed" xlink:actuate="onLoad"/><draw:image xlink:href="./ObjectReplacements/Object 58" xlink:type="simple" xlink:show="embed" xlink:actuate="onLoad"/><svg:desc>formula</svg:desc></draw:frame><text:s/>est :</text:p>
          <text:p text:style-name="P13"/>
          <text:list>
            <text:list-item>
              <text:p text:style-name="P27"><draw:frame draw:style-name="fr2" draw:name="Object59" text:anchor-type="as-char" svg:y="-0.377cm" svg:width="2.191cm" svg:height="0.482cm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60" text:anchor-type="as-char" svg:y="-0.377cm" svg:width="2.087cm" svg:height="0.482cm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61" text:anchor-type="as-char" svg:y="-0.377cm" svg:width="1.78cm" svg:height="0.482cm" draw:z-index="6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ext:list-item>
          </text:list>
        </text:list-item>
      </text:list>
      <text:p text:style-name="P28"/>
      <text:p text:style-name="P28"/>
      <text:list xml:id="list125255266368979" text:continue-numbering="true" text:style-name="L3">
        <text:list-item>
          <text:p text:style-name="P37"><text:soft-page-break/>La fonction <draw:frame draw:style-name="fr2" draw:name="Object62" text:anchor-type="as-char" svg:y="-0.619cm" svg:width="2.314cm" svg:height="1.058cm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text:s/>est définie sur :</text:p>
          <text:p text:style-name="P18"/>
          <text:list>
            <text:list-item>
              <text:p text:style-name="P37"><draw:frame draw:style-name="fr2" draw:name="Object63" text:anchor-type="as-char" svg:y="-0.295cm" svg:width="0.526cm" svg:height="0.385cm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2" draw:name="Object64" text:anchor-type="as-char" svg:y="-0.377cm" svg:width="3.286cm" svg:height="0.482cm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<text:p text:style-name="P18"/>
            </text:list-item>
            <text:list-item>
              <text:p text:style-name="P37"><draw:frame draw:style-name="fr2" draw:name="Object65" text:anchor-type="as-char" svg:y="-0.377cm" svg:width="2.432cm" svg:height="0.482cm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</text:list-item>
          </text:list>
        </text:list-item>
      </text:list>
      <text:p text:style-name="P38"/>
      <text:p text:style-name="P38"/>
      <text:list xml:id="list125254617438680" text:continue-numbering="true" text:style-name="L3">
        <text:list-item>
          <text:p text:style-name="P27">L’ensemble des solutions de l’inéquation <draw:frame draw:style-name="fr2" draw:name="Object66" text:anchor-type="as-char" svg:y="-0.437cm" svg:width="1.834cm" svg:height="0.527cm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text:s/>est :</text:p>
          <text:p text:style-name="P13"/>
          <text:list>
            <text:list-item>
              <text:p text:style-name="P27"><draw:frame draw:style-name="fr2" draw:name="Object67" text:anchor-type="as-char" svg:y="-0.377cm" svg:width="2.131cm" svg:height="0.482cm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68" text:anchor-type="as-char" svg:y="-0.377cm" svg:width="2.12cm" svg:height="0.482cm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  <text:p text:style-name="P13"/>
            </text:list-item>
            <text:list-item>
              <text:p text:style-name="P27"><draw:frame draw:style-name="fr2" draw:name="Object69" text:anchor-type="as-char" svg:y="-0.619cm" svg:width="2.21cm" svg:height="0.998cm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/text:list-item>
          </text:list>
        </text:list-item>
      </text:list>
      <text:p text:style-name="P28"/>
      <text:p text:style-name="P28"/>
      <text:list xml:id="list125255623628428" text:continue-numbering="true" text:style-name="L3">
        <text:list-item>
          <text:p text:style-name="P27"><text:span text:style-name="T10">L</text:span>’expression algébrique de la fonction affine telle que <draw:frame draw:style-name="fr2" draw:name="Object70" text:anchor-type="as-char" svg:y="-0.386cm" svg:width="1.84cm" svg:height="0.508cm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text:s/>et <draw:frame draw:style-name="fr2" draw:name="Object71" text:anchor-type="as-char" svg:y="-0.386cm" svg:width="1.84cm" svg:height="0.508cm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<text:s/><text:span text:style-name="T10">est :</text:span></text:p>
          <text:p text:style-name="P13"/>
          <text:list>
            <text:list-item>
              <text:p text:style-name="P39"><draw:frame draw:style-name="fr2" draw:name="Object72" text:anchor-type="as-char" svg:y="-0.386cm" svg:width="2.124cm" svg:height="0.508cm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9"/>
            </text:list-item>
            <text:list-item>
              <text:p text:style-name="P39"><draw:frame draw:style-name="fr2" draw:name="Object73" text:anchor-type="as-char" svg:y="-0.386cm" svg:width="2.379cm" svg:height="0.508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text:p text:style-name="P19"/>
            </text:list-item>
            <text:list-item>
              <text:p text:style-name="P39"><draw:frame draw:style-name="fr2" draw:name="Object74" text:anchor-type="as-char" svg:y="-0.386cm" svg:width="2.445cm" svg:height="0.508cm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ext:list-item>
          </text:list>
        </text:list-item>
      </text:list>
      <text:p text:style-name="P40"/>
      <text:p text:style-name="P40"/>
      <text:list xml:id="list125255949218467" text:continue-numbering="true" text:style-name="L3">
        <text:list-item>
          <text:p text:style-name="P23">L’équation <draw:frame draw:style-name="fr2" draw:name="Object75" text:anchor-type="as-char" svg:y="-0.437cm" svg:width="2.983cm" svg:height="0.527cm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<text:s/>a pour <text:span text:style-name="T7">ensemble des solutions :</text:span></text:p>
          <text:p text:style-name="P11"/>
          <text:list>
            <text:list-item>
              <text:p text:style-name="P23"><draw:frame draw:style-name="fr2" draw:name="Object76" text:anchor-type="as-char" svg:y="-0.67cm" svg:width="1.873cm" svg:height="1.097cm" draw:z-index="8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77" text:anchor-type="as-char" svg:y="-0.402cm" svg:width="3.046cm" svg:height="0.519cm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  <text:p text:style-name="P11"/>
            </text:list-item>
            <text:list-item>
              <text:p text:style-name="P23"><draw:frame draw:style-name="fr2" draw:name="Object78" text:anchor-type="as-char" svg:y="-0.727cm" svg:width="2.133cm" svg:height="1.21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/text:list-item>
          </text:list>
        </text:list-item>
      </text:list>
      <text:p text:style-name="P24"/>
      <text:p text:style-name="P24"/>
      <text:list xml:id="list125256434529692" text:continue-numbering="true" text:style-name="L3">
        <text:list-item>
          <text:p text:style-name="P41">Une maison d’édition veut publier un manuel de mathématiques. Les frais de création s’élèvent à 30000 € et l’impression de chaque livre coûte ensuite 3,5 €.</text:p>
          <text:p text:style-name="P41">Chaque livre est vendu 6,5 €.</text:p>
          <text:p text:style-name="P20"/>
          <text:p text:style-name="P41">Combien de livres la maison d’édition doit-elle vendre pour réaliser un bénéfice ?</text:p>
          <text:p text:style-name="P20"/>
          <text:list>
            <text:list-item>
              <text:p text:style-name="P42">Au moins 10000</text:p>
              <text:p text:style-name="P21"/>
            </text:list-item>
            <text:list-item>
              <text:p text:style-name="P42">Plus que 4615</text:p>
              <text:p text:style-name="P21"/>
            </text:list-item>
            <text:list-item>
              <text:p text:style-name="P42">Plus que 10000</text:p>
            </text:list-item>
          </text:list>
        </text:list-item>
      </text:list>
      <text:p text:style-name="P8"/>
      <text:p text:style-name="P6"/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  <style:text-properties style:font-name="Calibri" fo:font-size="1pt" style:font-name-asian="Calibri" style:font-name-complex="Calibri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8a201" style:font-weight-asian="bold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3"><draw:image xlink:href="Pictures/100000000000017700000071E36441DA44FAE149.jpg" xlink:type="simple" xlink:show="embed" xlink:actuate="onLoad" loext:mime-type="image/jpeg"/></draw:frame></text:span><draw:custom-shape text:anchor-type="char" draw:z-index="7" draw:name="PowerPlusWaterMarkObject266635865" draw:style-name="Mgr1" draw:text-style-name="MP3" svg:width="18.439cm" svg:height="3.299cm" draw:transform="rotate (0.785398163397448) translate (0.814916666666667cm 17.24925cm)"><text:p text:style-name="MP2">ISO Marseille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2">Classe : </text:span><text:span text:style-name="MT3">TOP1</text:span></text:p>
        <text:p text:style-name="MP1"><text:span text:style-name="MT2"><text:tab/>Date : </text:span><text:span text:style-name="MT3">13/11/2020</text:span></text:p>
      </style:header>
      <style:footer>
        <text:p text:style-name="MP4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07T12:52:54.316841943</dc:date>
    <meta:print-date>2013-10-04T16:12:00</meta:print-date>
    <meta:editing-cycles>9</meta:editing-cycles>
    <meta:editing-duration>PT1H43M48S</meta:editing-duration>
    <meta:document-statistic meta:table-count="0" meta:image-count="1" meta:object-count="78" meta:page-count="4" meta:paragraph-count="90" meta:word-count="293" meta:character-count="1356" meta:non-whitespace-character-count="1146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 mathvariant="normal">e</mi>
              <mn>2</mn>
            </msup>
          </mrow>
          <mo fence="true" stretchy="false">)</mo>
        </mrow>
        <mo stretchy="false">−</mo>
        <mn>2</mn>
      </mrow>
      <mrow>
        <mi mathvariant="normal">e</mi>
        <mo stretchy="false">+</mo>
        <mi>ln</mi>
      </mrow>
      <mn>1</mn>
    </mrow>
    <annotation encoding="StarMath 5.0">ln( func e^{2} ) - 2 func e + ln 1</annotation>
  </semantics>
</math>
</file>

<file path=Object 10/content.xml><?xml version="1.0" encoding="utf-8"?>
<math xmlns="http://www.w3.org/1998/Math/MathML" display="block">
  <semantics>
    <mrow>
      <mi>ln</mi>
      <msup>
        <mrow>
          <mo fence="true" stretchy="false">(</mo>
          <mrow>
            <msqrt>
              <mn>2</mn>
            </msqrt>
          </mrow>
          <mo fence="true" stretchy="false">)</mo>
        </mrow>
        <mn>4</mn>
      </msup>
    </mrow>
    <annotation encoding="StarMath 5.0">ln(  sqrt{2} )^4</annotation>
  </semantics>
</math>
</file>

<file path=Object 11/content.xml><?xml version="1.0" encoding="utf-8"?>
<math xmlns="http://www.w3.org/1998/Math/MathML" display="block">
  <semantics>
    <mrow>
      <mfrac>
        <mn>5</mn>
        <mn>2</mn>
      </mfrac>
      <mi>ln</mi>
      <mrow>
        <mo fence="true" stretchy="false">(</mo>
        <mrow>
          <mn>2</mn>
        </mrow>
        <mo fence="true" stretchy="false">)</mo>
      </mrow>
    </mrow>
    <annotation encoding="StarMath 5.0">5 over 2 ln( 2 )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ln</mi>
            <mn>4</mn>
          </mrow>
        </mrow>
        <mo fence="true" stretchy="false">)</mo>
      </mrow>
      <mo stretchy="false">×</mo>
      <mrow>
        <mo fence="true" stretchy="false">(</mo>
        <mrow>
          <mrow>
            <mi>ln</mi>
            <msqrt>
              <mn>2</mn>
            </msqrt>
          </mrow>
        </mrow>
        <mo fence="true" stretchy="false">)</mo>
      </mrow>
    </mrow>
    <annotation encoding="StarMath 5.0">(ln 4 ) times (ln sqrt{2})</annotation>
  </semantics>
</math>
</file>

<file path=Object 13/content.xml><?xml version="1.0" encoding="utf-8"?>
<math xmlns="http://www.w3.org/1998/Math/MathML" display="block">
  <semantics>
    <mrow>
      <mi>ln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</mrow>
    <annotation encoding="StarMath 5.0">ln( x ) = 1 over 2</annotation>
  </semantics>
</math>
</file>

<file path=Object 14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n>1</mn>
              <mn>2</mn>
            </mfrac>
            <mi mathvariant="normal">e</mi>
          </mrow>
        </mrow>
        <mo fence="true" stretchy="true">}</mo>
      </mrow>
    </mrow>
    <annotation encoding="StarMath 5.0">S= left lbrace 1 over 2 func e  right rbrace </annotation>
  </semantics>
</math>
</file>

<file path=Object 15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sqrt>
            <mi mathvariant="normal">e</mi>
          </msqrt>
        </mrow>
        <mo fence="true" stretchy="true">}</mo>
      </mrow>
    </mrow>
    <annotation encoding="StarMath 5.0">S= left lbrace sqrt func e  right rbrace </annotation>
  </semantics>
</math>
</file>

<file path=Object 1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2</mn>
        </mrow>
        <mo fence="true" stretchy="true">}</mo>
      </mrow>
    </mrow>
    <annotation encoding="StarMath 5.0">S= left lbrace 2 right rbrace </annotation>
  </semantics>
</math>
</file>

<file path=Object 17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+</mo>
              <msqrt>
                <mn>3</mn>
              </msqrt>
            </mrow>
          </mrow>
          <mo fence="true" stretchy="false">)</mo>
        </mrow>
        <mo stretchy="false">+</mo>
        <mi>ln</mi>
      </mrow>
      <mrow>
        <mo fence="true" stretchy="false">(</mo>
        <mrow>
          <mrow>
            <mn>2</mn>
            <mo stretchy="false">−</mo>
            <msqrt>
              <mn>3</mn>
            </msqrt>
          </mrow>
        </mrow>
        <mo fence="true" stretchy="false">)</mo>
      </mrow>
    </mrow>
    <annotation encoding="StarMath 5.0">ln( 2 + sqrt 3 ) + ln( 2 - sqrt 3 )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row>
      <mrow>
        <mn>2</mn>
        <mo stretchy="false">−</mo>
        <mn>2</mn>
      </mrow>
      <mi mathvariant="normal">e</mi>
    </mrow>
    <annotation encoding="StarMath 5.0">2 - 2 func e</annotation>
  </semantics>
</math>
</file>

<file path=Object 20/content.xml><?xml version="1.0" encoding="utf-8"?>
<math xmlns="http://www.w3.org/1998/Math/MathML" display="block">
  <semantics>
    <mrow>
      <mfrac>
        <mn>1</mn>
        <mrow>
          <mn>2</mn>
          <mo stretchy="false">+</mo>
          <msqrt>
            <mn>3</mn>
          </msqrt>
        </mrow>
      </mfrac>
      <mo stretchy="false">+</mo>
      <mfrac>
        <mn>1</mn>
        <mrow>
          <mn>2</mn>
          <mo stretchy="false">−</mo>
          <msqrt>
            <mn>3</mn>
          </msqrt>
        </mrow>
      </mfrac>
    </mrow>
    <annotation encoding="StarMath 5.0">1 over { 2+sqrt 3 } + 1 over { 2-sqrt 3 }</annotation>
  </semantics>
</math>
</file>

<file path=Object 21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&gt;</mo>
        <mn>1</mn>
      </mrow>
    </mrow>
    <annotation encoding="StarMath 5.0">ln( 1-x ) &gt; 1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1</mn>
      <mo stretchy="false">[</mo>
    </mrow>
    <annotation encoding="StarMath 5.0">S= \] -infinity;1\[ 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row>
        <mn>1</mn>
        <mo stretchy="false">−</mo>
        <mi mathvariant="normal">e</mi>
      </mrow>
      <mo stretchy="false">[</mo>
    </mrow>
    <annotation encoding="StarMath 5.0">S= \] -infinity;1- func e \[ 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o stretchy="false">]</mo>
      </mrow>
      <mi mathvariant="normal">e</mi>
      <mrow>
        <mi>;</mi>
        <mo stretchy="false">+</mo>
        <mi mathvariant="normal">∞</mi>
      </mrow>
      <mo stretchy="false">[</mo>
    </mrow>
    <annotation encoding="StarMath 5.0">S= \] func e ;+infinity\[ </annotation>
  </semantics>
</math>
</file>

<file path=Object 25/content.xml><?xml version="1.0" encoding="utf-8"?>
<math xmlns="http://www.w3.org/1998/Math/MathML" display="block">
  <semantics>
    <mrow>
      <mi>x</mi>
      <mi>ln</mi>
      <mrow>
        <mrow>
          <mrow>
            <mo fence="true" stretchy="false">(</mo>
            <mrow>
              <mn>0,3</mn>
            </mrow>
            <mo fence="true" stretchy="false">)</mo>
          </mrow>
          <mo stretchy="false">−</mo>
          <mn>1</mn>
        </mrow>
        <mo stretchy="false">≤</mo>
        <mn>0</mn>
      </mrow>
    </mrow>
    <annotation encoding="StarMath 5.0">x ln( 0,3 ) -1 &lt;= 0</annotation>
  </semantics>
</math>
</file>

<file path=Object 26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] -infinity ; 1 over {ln( 0,3 )} \[ </annotation>
  </semantics>
</math>
</file>

<file path=Object 27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row>
        <mi>;</mi>
        <mo stretchy="false">+</mo>
        <mi mathvariant="normal">∞</mi>
      </mrow>
      <mo stretchy="false">[</mo>
    </mrow>
    <annotation encoding="StarMath 5.0">S = \[ 1 over {ln( 0,3 )} ; +infinity \[ </annotation>
  </semantics>
</math>
</file>

<file path=Object 28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row>
            <mo fence="true" stretchy="false">(</mo>
            <mrow>
              <mn>0,3</mn>
            </mrow>
            <mo fence="true" stretchy="false">)</mo>
          </mrow>
        </mrow>
      </mfrac>
      <mo stretchy="false">[</mo>
    </mrow>
    <annotation encoding="StarMath 5.0">S = \[ 0;1 over {ln( 0,3 )} \[ </annotation>
  </semantics>
</math>
</file>

<file path=Object 29/content.xml><?xml version="1.0" encoding="utf-8"?>
<math xmlns="http://www.w3.org/1998/Math/MathML" display="block">
  <semantics>
    <mrow>
      <mrow>
        <mn>1</mn>
        <mo stretchy="false">−</mo>
        <mi>x</mi>
      </mrow>
      <mi>ln</mi>
      <mrow>
        <mn>2</mn>
        <mo stretchy="false">≥</mo>
        <mn>0</mn>
      </mrow>
    </mrow>
    <annotation encoding="StarMath 5.0">1 - x ln 2  &gt;= 0</annotation>
  </semantics>
</math>
</file>

<file path=Object 3/content.xml><?xml version="1.0" encoding="utf-8"?>
<math xmlns="http://www.w3.org/1998/Math/MathML" display="block">
  <semantics>
    <mrow>
      <mrow>
        <msup>
          <mi mathvariant="normal">e</mi>
          <mn>2</mn>
        </msup>
        <mo stretchy="false">−</mo>
        <mn>2</mn>
      </mrow>
      <mi mathvariant="normal">e</mi>
    </mrow>
    <annotation encoding="StarMath 5.0">func e^{2} - 2 func e</annotation>
  </semantics>
</math>
</file>

<file path=Object 3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frac>
        <mn>1</mn>
        <mrow>
          <mi>ln</mi>
          <mn>2</mn>
        </mrow>
      </mfrac>
      <mo stretchy="false">[</mo>
    </mrow>
    <annotation encoding="StarMath 5.0">S = \] -infinity ; 1 over {ln 2} \[ </annotation>
  </semantics>
</math>
</file>

<file path=Object 31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row>
          <mi>ln</mi>
          <mn>2</mn>
        </mrow>
      </mfrac>
      <mrow>
        <mi>;</mi>
        <mo stretchy="false">+</mo>
        <mi mathvariant="normal">∞</mi>
      </mrow>
      <mo stretchy="false">[</mo>
    </mrow>
    <annotation encoding="StarMath 5.0">S = \[ 1 over {ln2} ; +infinity \[ </annotation>
  </semantics>
</math>
</file>

<file path=Object 32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i>;</mi>
      <mfrac>
        <mn>1</mn>
        <mrow>
          <mi>ln</mi>
          <mn>2</mn>
        </mrow>
      </mfrac>
      <mo stretchy="false">[</mo>
    </mrow>
    <annotation encoding="StarMath 5.0">S = \[ 0;1 over {ln 2} \[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f( x ) = ln( -x )</annotation>
  </semantics>
</math>
</file>

<file path=Object 3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o stretchy="false">[</mo>
    </mrow>
    <annotation encoding="StarMath 5.0">\] -infinity ; 0 \[ </annotation>
  </semantics>
</math>
</file>

<file path=Object 3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row>
        <mi>;</mi>
        <mo stretchy="false">−</mo>
        <mn>1</mn>
      </mrow>
      <mo stretchy="false">[</mo>
    </mrow>
    <annotation encoding="StarMath 5.0">\] -infinity ; -1 \[ 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sup>
                <mi>x</mi>
                <mn>2</mn>
              </msup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ln( x^2 - x ) = 0</annotation>
  </semantics>
</math>
</file>

<file path=Object 3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0</mn>
            <mi>;</mi>
            <mn>1</mn>
          </mrow>
        </mrow>
        <mo fence="true" stretchy="true">}</mo>
      </mrow>
    </mrow>
    <annotation encoding="StarMath 5.0">S= left lbrace 0; 1 right rbrace </annotation>
  </semantics>
</math>
</file>

<file path=Object 3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1</mn>
            <mi>;</mi>
            <mi mathvariant="normal">e</mi>
          </mrow>
        </mrow>
        <mo fence="true" stretchy="true">}</mo>
      </mrow>
    </mrow>
    <annotation encoding="StarMath 5.0">S= left lbrace 1; func e right rbrace </annotation>
  </semantics>
</math>
</file>

<file path=Object 3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frac>
              <mrow>
                <mn>1</mn>
                <mo stretchy="false">−</mo>
                <msqrt>
                  <mn>5</mn>
                </msqrt>
              </mrow>
              <mn>2</mn>
            </mfrac>
            <mi>;</mi>
            <mfrac>
              <mrow>
                <mn>1</mn>
                <mo stretchy="false">+</mo>
                <msqrt>
                  <mn>5</mn>
                </msqrt>
              </mrow>
              <mn>2</mn>
            </mfrac>
          </mrow>
        </mrow>
        <mo fence="true" stretchy="true">}</mo>
      </mrow>
    </mrow>
    <annotation encoding="StarMath 5.0">S= left lbrace {1-sqrt 5} over 2; {1+sqrt 5} over 2 right rbrace 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1/content.xml><?xml version="1.0" encoding="utf-8"?>
<math xmlns="http://www.w3.org/1998/Math/MathML" display="block">
  <semantics>
    <mi>b</mi>
    <annotation encoding="StarMath 5.0">b</annotation>
  </semantics>
</math>
</file>

<file path=Object 42/content.xml><?xml version="1.0" encoding="utf-8"?>
<math xmlns="http://www.w3.org/1998/Math/MathML" display="block">
  <semantics>
    <mfrac>
      <msup>
        <mi mathvariant="normal">e</mi>
        <mi>a</mi>
      </msup>
      <msup>
        <mi mathvariant="normal">e</mi>
        <mi>b</mi>
      </msup>
    </mfrac>
    <annotation encoding="StarMath 5.0">func e^{ a } over func e^{ b }</annotation>
  </semantics>
</math>
</file>

<file path=Object 43/content.xml><?xml version="1.0" encoding="utf-8"?>
<math xmlns="http://www.w3.org/1998/Math/MathML" display="block">
  <semantics>
    <msup>
      <mi mathvariant="normal">e</mi>
      <mfrac>
        <mi>a</mi>
        <mi>b</mi>
      </mfrac>
    </msup>
    <annotation encoding="StarMath 5.0">func e^{ a over b }</annotation>
  </semantics>
</math>
</file>

<file path=Object 44/content.xml><?xml version="1.0" encoding="utf-8"?>
<math xmlns="http://www.w3.org/1998/Math/MathML" display="block">
  <semantics>
    <msup>
      <mi mathvariant="normal">e</mi>
      <mrow>
        <mi>a</mi>
        <mo stretchy="false">−</mo>
        <mi>b</mi>
      </mrow>
    </msup>
    <annotation encoding="StarMath 5.0">func e^{ a-b }</annotation>
  </semantics>
</math>
</file>

<file path=Object 45/content.xml><?xml version="1.0" encoding="utf-8"?>
<math xmlns="http://www.w3.org/1998/Math/MathML" display="block">
  <semantics>
    <mrow>
      <msup>
        <mi mathvariant="normal">e</mi>
        <mi>a</mi>
      </msup>
      <mo stretchy="false">−</mo>
      <msup>
        <mi mathvariant="normal">e</mi>
        <mi>b</mi>
      </msup>
    </mrow>
    <annotation encoding="StarMath 5.0">func e^{ a } - func e^{ b }</annotation>
  </semantics>
</math>
</file>

<file path=Object 4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+</mo>
        <mi>ln</mi>
      </mrow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3</mn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ln( x+1 ) + ln(x+3) = ln( 3x+5 )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2</mn>
            </mrow>
            <mi>;</mi>
            <mn>1</mn>
          </mrow>
        </mrow>
        <mo fence="true" stretchy="true">}</mo>
      </mrow>
    </mrow>
    <annotation encoding="StarMath 5.0">S= left lbrace -2; 1 right rbrace </annotation>
  </semantics>
</math>
</file>

<file path=Object 4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o stretchy="false">−</mo>
            <mn>2</mn>
          </mrow>
        </mrow>
        <mo fence="true" stretchy="true">}</mo>
      </mrow>
    </mrow>
    <annotation encoding="StarMath 5.0">S= left lbrace -2 right rbrace </annotation>
  </semantics>
</math>
</file>

<file path=Object 49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n>0</mn>
      </mrow>
    </mrow>
    <annotation encoding="StarMath 5.0">ln( x^2 ) = 0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sup>
        <mrow>
          <mo fence="true" stretchy="false">(</mo>
          <mrow>
            <msup>
              <mi mathvariant="normal">e</mi>
              <mi>x</mi>
            </msup>
          </mrow>
          <mo fence="true" stretchy="false">)</mo>
        </mrow>
        <mn>2</mn>
      </msup>
      <mrow>
        <mspace width="2em"/>
        <mo stretchy="false">×</mo>
        <mspace width="2em"/>
      </mrow>
      <msup>
        <mi mathvariant="normal">e</mi>
        <mrow>
          <mn>3</mn>
          <mrow>
            <mi>x</mi>
            <mo stretchy="false">−</mo>
            <mn>1</mn>
          </mrow>
        </mrow>
      </msup>
    </mrow>
    <annotation encoding="StarMath 5.0">(func e^{ x })^2 ~times~ func e^{ 3x-1 }</annotation>
  </semantics>
</math>
</file>

<file path=Object 52/content.xml><?xml version="1.0" encoding="utf-8"?>
<math xmlns="http://www.w3.org/1998/Math/MathML" display="block">
  <semantics>
    <msup>
      <mi mathvariant="normal">e</mi>
      <mrow>
        <mrow>
          <msup>
            <mi>x</mi>
            <mn>2</mn>
          </msup>
          <mo stretchy="false">+</mo>
          <mn>3</mn>
        </mrow>
        <mrow>
          <mi>x</mi>
          <mo stretchy="false">−</mo>
          <mn>1</mn>
        </mrow>
      </mrow>
    </msup>
    <annotation encoding="StarMath 5.0">func e^{ x^2 +3x -1 }</annotation>
  </semantics>
</math>
</file>

<file path=Object 53/content.xml><?xml version="1.0" encoding="utf-8"?>
<math xmlns="http://www.w3.org/1998/Math/MathML" display="block">
  <semantics>
    <msup>
      <mi mathvariant="normal">e</mi>
      <mrow>
        <mn>2</mn>
        <mi>x</mi>
        <mrow>
          <mo fence="true" stretchy="false">(</mo>
          <mrow>
            <mrow>
              <mn>3</mn>
              <mrow>
                <mi>x</mi>
                <mo stretchy="false">−</mo>
                <mn>1</mn>
              </mrow>
            </mrow>
          </mrow>
          <mo fence="true" stretchy="false">)</mo>
        </mrow>
      </mrow>
    </msup>
    <annotation encoding="StarMath 5.0">func e^{ 2x(3x -1) }</annotation>
  </semantics>
</math>
</file>

<file path=Object 54/content.xml><?xml version="1.0" encoding="utf-8"?>
<math xmlns="http://www.w3.org/1998/Math/MathML" display="block">
  <semantics>
    <mfrac>
      <msup>
        <mi mathvariant="normal">e</mi>
        <mrow>
          <mn>5</mn>
          <mi>x</mi>
        </mrow>
      </msup>
      <mi mathvariant="normal">e</mi>
    </mfrac>
    <annotation encoding="StarMath 5.0">func e^{ 5x } over func e</annotation>
  </semantics>
</math>
</file>

<file path=Object 55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i>ln</mi>
        </mrow>
      </mrow>
      <mn>2</mn>
    </mrow>
    <annotation encoding="StarMath 5.0">ln x = -ln 2</annotation>
  </semantics>
</math>
</file>

<file path=Object 56/content.xml><?xml version="1.0" encoding="utf-8"?>
<math xmlns="http://www.w3.org/1998/Math/MathML" display="block">
  <semantics>
    <mrow>
      <msup>
        <mi mathvariant="normal">e</mi>
        <mrow>
          <mi>ln</mi>
          <mi>x</mi>
        </mrow>
      </msup>
      <mo stretchy="false">=</mo>
      <mrow>
        <mo stretchy="false">−</mo>
        <mn>2</mn>
      </mrow>
    </mrow>
    <annotation encoding="StarMath 5.0">func e^{ ln x } = -2</annotation>
  </semantics>
</math>
</file>

<file path=Object 57/content.xml><?xml version="1.0" encoding="utf-8"?>
<math xmlns="http://www.w3.org/1998/Math/MathML" display="block">
  <semantics>
    <mrow>
      <mi>ln</mi>
      <mrow>
        <msup>
          <mi mathvariant="normal">e</mi>
          <mi>x</mi>
        </msup>
        <mo stretchy="false">=</mo>
        <mrow>
          <mo stretchy="false">−</mo>
          <mn>2</mn>
        </mrow>
      </mrow>
    </mrow>
    <annotation encoding="StarMath 5.0">ln func e^{ x } = -2</annotation>
  </semantics>
</math>
</file>

<file path=Object 5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o stretchy="false">&lt;</mo>
        <mi>ln</mi>
      </mrow>
      <mn>6</mn>
    </mrow>
    <annotation encoding="StarMath 5.0">ln (x+3) &lt; ln 6</annotation>
  </semantics>
</math>
</file>

<file path=Object 59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3</mn>
      <mo stretchy="false">[</mo>
    </mrow>
    <annotation encoding="StarMath 5.0">S = \] -infinity ; 3 \[ 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0</mn>
        </mrow>
        <mo fence="true" stretchy="true">}</mo>
      </mrow>
    </mrow>
    <annotation encoding="StarMath 5.0">S= left lbrace 0 right rbrace </annotation>
  </semantics>
</math>
</file>

<file path=Object 60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3</mn>
        </mrow>
      </mrow>
      <mi>;</mi>
      <mn>3</mn>
      <mo stretchy="false">[</mo>
    </mrow>
    <annotation encoding="StarMath 5.0">S = \] -3 ; 3 \[ </annotation>
  </semantics>
</math>
</file>

<file path=Object 61/content.xml><?xml version="1.0" encoding="utf-8"?>
<math xmlns="http://www.w3.org/1998/Math/MathML" display="block">
  <semantics>
    <mrow>
      <mrow>
        <mi>S</mi>
        <mo stretchy="false">=</mo>
        <mo stretchy="false">]</mo>
      </mrow>
      <mn>0</mn>
      <mi>;</mi>
      <mn>3</mn>
      <mo stretchy="false">[</mo>
    </mrow>
    <annotation encoding="StarMath 5.0">S = \] 0 ; 3 \[ 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sup>
              <mi mathvariant="normal">e</mi>
              <mi>x</mi>
            </msup>
            <mo stretchy="false">−</mo>
            <mn>1</mn>
          </mrow>
        </mfrac>
      </mrow>
    </mrow>
    <annotation encoding="StarMath 5.0">f( x ) = { x+1 } over { func e^{x} -1 }</annotation>
  </semantics>
</math>
</file>

<file path=Object 63/content.xml><?xml version="1.0" encoding="utf-8"?>
<math xmlns="http://www.w3.org/1998/Math/MathML" display="block">
  <semantics>
    <mi mathvariant="normal">ℝ</mi>
    <annotation encoding="StarMath 5.0">setR</annotation>
  </semantics>
</math>
</file>

<file path=Object 64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row>
        <mo stretchy="false">[</mo>
        <mo stretchy="false">∪</mo>
        <mo stretchy="false">]</mo>
      </mrow>
      <mn>0</mn>
      <mrow>
        <mi>;</mi>
        <mo stretchy="false">+</mo>
        <mi mathvariant="normal">∞</mi>
      </mrow>
      <mo stretchy="false">[</mo>
    </mrow>
    <annotation encoding="StarMath 5.0">\] -infinity ; 0 \[ union \] 0 ; +infinity \[</annotation>
  </semantics>
</math>
</file>

<file path=Object 65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1</mn>
        </mrow>
      </mrow>
      <mrow>
        <mi>;</mi>
        <mo stretchy="false">+</mo>
        <mi mathvariant="normal">∞</mi>
      </mrow>
      <mo stretchy="false">[</mo>
    </mrow>
    <annotation encoding="StarMath 5.0">S = \] -1 ; +infinity \[ </annotation>
  </semantics>
</math>
</file>

<file path=Object 66/content.xml><?xml version="1.0" encoding="utf-8"?>
<math xmlns="http://www.w3.org/1998/Math/MathML" display="block">
  <semantics>
    <mrow>
      <mrow>
        <msup>
          <mi mathvariant="normal">e</mi>
          <mrow>
            <mn>3</mn>
            <mi>x</mi>
          </mrow>
        </msup>
        <mo stretchy="false">−</mo>
        <mn>1</mn>
      </mrow>
      <mo stretchy="false">≥</mo>
      <mn>0</mn>
    </mrow>
    <annotation encoding="StarMath 5.0">func e^{ 3x } -1 &gt;= 0</annotation>
  </semantics>
</math>
</file>

<file path=Object 67/content.xml><?xml version="1.0" encoding="utf-8"?>
<math xmlns="http://www.w3.org/1998/Math/MathML" display="block">
  <semantics>
    <mrow>
      <mrow>
        <mi>S</mi>
        <mo stretchy="false">=</mo>
        <mo stretchy="false">[</mo>
      </mrow>
      <mn>0</mn>
      <mrow>
        <mi>;</mi>
        <mo stretchy="false">+</mo>
        <mi mathvariant="normal">∞</mi>
      </mrow>
      <mo stretchy="false">[</mo>
    </mrow>
    <annotation encoding="StarMath 5.0">S = \[ 0 ; +infinity \[ 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o stretchy="false">[</mo>
      </mrow>
      <mn>1</mn>
      <mrow>
        <mi>;</mi>
        <mo stretchy="false">+</mo>
        <mi mathvariant="normal">∞</mi>
      </mrow>
      <mo stretchy="false">[</mo>
    </mrow>
    <annotation encoding="StarMath 5.0">S = \[ 1 ; +infinity \[ </annotation>
  </semantics>
</math>
</file>

<file path=Object 69/content.xml><?xml version="1.0" encoding="utf-8"?>
<math xmlns="http://www.w3.org/1998/Math/MathML" display="block">
  <semantics>
    <mrow>
      <mrow>
        <mi>S</mi>
        <mo stretchy="false">=</mo>
        <mo stretchy="false">[</mo>
      </mrow>
      <mfrac>
        <mn>1</mn>
        <mn>3</mn>
      </mfrac>
      <mrow>
        <mi>;</mi>
        <mo stretchy="false">+</mo>
        <mi mathvariant="normal">∞</mi>
      </mrow>
      <mo stretchy="false">[</mo>
    </mrow>
    <annotation encoding="StarMath 5.0">S = \[ 1 over 3 ; +infinity \[ </annotation>
  </semantics>
</math>
</file>

<file path=Object 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n>1</mn>
        </mrow>
        <mo fence="true" stretchy="true">}</mo>
      </mrow>
    </mrow>
    <annotation encoding="StarMath 5.0">S= left lbrace 1 right rbrace 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1</mn>
      </mrow>
    </mrow>
    <annotation encoding="StarMath 5.0">f(-2)=1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−</mo>
          <mn>2</mn>
        </mrow>
      </mrow>
    </mrow>
    <annotation encoding="StarMath 5.0">f(1)=-2</annotation>
  </semantics>
</math>
</file>

<file path=Object 7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</mrow>
      </mrow>
    </mrow>
    <annotation encoding="StarMath 5.0">f(x) = x-1</annotation>
  </semantics>
</math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1</mn>
        </mrow>
      </mrow>
    </mrow>
    <annotation encoding="StarMath 5.0">f(x) = -x+1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−</mo>
          <mn>1</mn>
        </mrow>
      </mrow>
    </mrow>
    <annotation encoding="StarMath 5.0">f(x) = -x-1</annotation>
  </semantics>
</math>
</file>

<file path=Object 75/content.xml><?xml version="1.0" encoding="utf-8"?>
<math xmlns="http://www.w3.org/1998/Math/MathML" display="block">
  <semantics>
    <mrow>
      <mn>2</mn>
      <mrow>
        <msup>
          <mi mathvariant="normal">e</mi>
          <mrow>
            <mn>2</mn>
            <mi>x</mi>
          </mrow>
        </msup>
        <mo stretchy="false">−</mo>
        <mn>5</mn>
      </mrow>
      <mrow>
        <mrow>
          <msup>
            <mi mathvariant="normal">e</mi>
            <mi>x</mi>
          </msup>
          <mo stretchy="false">+</mo>
          <mn>3</mn>
        </mrow>
        <mo stretchy="false">=</mo>
        <mn>0</mn>
      </mrow>
    </mrow>
    <annotation encoding="StarMath 5.0">2 func e^{ 2x } -5 func e^x +3 =0</annotation>
  </semantics>
</math>
</file>

<file path=Object 7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1</mn>
            <mi>;</mi>
            <mfrac>
              <mn>3</mn>
              <mn>2</mn>
            </mfrac>
          </mrow>
        </mrow>
        <mo fence="true" stretchy="true">}</mo>
      </mrow>
    </mrow>
    <annotation encoding="StarMath 5.0">S= left lbrace 1; 3 over 2 right rbrace </annotation>
  </semantics>
</math>
</file>

<file path=Object 77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n>0</mn>
            <mi>;</mi>
            <mi>ln</mi>
            <mrow>
              <mn>3</mn>
              <mo stretchy="false">−</mo>
              <mi>ln</mi>
            </mrow>
            <mn>2</mn>
          </mrow>
        </mrow>
        <mo fence="true" stretchy="true">}</mo>
      </mrow>
    </mrow>
    <annotation encoding="StarMath 5.0">S= left lbrace 0; ln 3 - ln 2 right rbrace </annotation>
  </semantics>
</math>
</file>

<file path=Object 7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i>ln</mi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row>
        </mrow>
        <mo fence="true" stretchy="true">}</mo>
      </mrow>
    </mrow>
    <annotation encoding="StarMath 5.0">S= left lbrace ln left (3 over 2right) right rbrace </annotation>
  </semantics>
</math>
</file>

<file path=Object 8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row>
              <mo stretchy="false">−</mo>
              <mn>1</mn>
            </mrow>
            <mi>;</mi>
            <mn>1</mn>
          </mrow>
        </mrow>
        <mo fence="true" stretchy="true">}</mo>
      </mrow>
    </mrow>
    <annotation encoding="StarMath 5.0">S= left lbrace -1; 1 right rbrace </annotation>
  </semantics>
</math>
</file>

<file path=Object 9/content.xml><?xml version="1.0" encoding="utf-8"?>
<math xmlns="http://www.w3.org/1998/Math/MathML" display="block">
  <semantics>
    <mrow>
      <mi>ln</mi>
      <mrow>
        <mo fence="true" stretchy="false">(</mo>
        <mrow>
          <mrow>
            <mn>4</mn>
            <msqrt>
              <mn>2</mn>
            </msqrt>
          </mrow>
        </mrow>
        <mo fence="true" stretchy="false">)</mo>
      </mrow>
    </mrow>
    <annotation encoding="StarMath 5.0">ln( 4 sqrt{2} )</annotation>
  </semantics>
</math>
</file>